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Kp30Ki2Kd150" table:style-name="ta1">
        <table:shapes>
          <draw:frame draw:z-index="0" draw:style-name="gr1" svg:width="7in" svg:height="5in" svg:x="0in" svg:y="0in">
            <draw:object draw:notify-on-update-of-ranges="Kp30Ki2Kd150.B1:Kp30Ki2Kd150.B1 Kp30Ki2Kd150.B2:Kp30Ki2Kd150.B198 Kp30Ki2Kd150.C1:Kp30Ki2Kd150.C1 Kp30Ki2Kd150.C2:Kp30Ki2Kd150.C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10200">
            <text:p>10200</text:p>
          </table:table-cell>
          <table:table-cell office:value-type="float" office:value="102">
            <text:p>102</text:p>
          </table:table-cell>
          <table:table-cell office:value-type="float" office:value="18360">
            <text:p>18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20400">
            <text:p>20400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30600">
            <text:p>30600</text:p>
          </table:table-cell>
          <table:table-cell office:value-type="float" office:value="0">
            <text:p>0</text:p>
          </table:table-cell>
          <table:table-cell office:value-type="float" office:value="3060">
            <text:p>30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40700">
            <text:p>40700</text:p>
          </table:table-cell>
          <table:table-cell office:value-type="float" office:value="-1">
            <text:p>-1</text:p>
          </table:table-cell>
          <table:table-cell office:value-type="float" office:value="2880">
            <text:p>28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700">
            <text:p>50700</text:p>
          </table:table-cell>
          <table:table-cell office:value-type="float" office:value="-1">
            <text:p>-1</text:p>
          </table:table-cell>
          <table:table-cell office:value-type="float" office:value="2850">
            <text:p>2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8">
            <text:p>98</text:p>
          </table:table-cell>
          <table:table-cell office:value-type="float" office:value="60500">
            <text:p>60500</text:p>
          </table:table-cell>
          <table:table-cell office:value-type="float" office:value="-2">
            <text:p>-2</text:p>
          </table:table-cell>
          <table:table-cell office:value-type="float" office:value="2640">
            <text:p>26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6">
            <text:p>96</text:p>
          </table:table-cell>
          <table:table-cell office:value-type="float" office:value="70100">
            <text:p>70100</text:p>
          </table:table-cell>
          <table:table-cell office:value-type="float" office:value="-2">
            <text:p>-2</text:p>
          </table:table-cell>
          <table:table-cell office:value-type="float" office:value="2580">
            <text:p>25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4">
            <text:p>94</text:p>
          </table:table-cell>
          <table:table-cell office:value-type="float" office:value="79500">
            <text:p>79500</text:p>
          </table:table-cell>
          <table:table-cell office:value-type="float" office:value="-2">
            <text:p>-2</text:p>
          </table:table-cell>
          <table:table-cell office:value-type="float" office:value="2520">
            <text:p>25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2">
            <text:p>92</text:p>
          </table:table-cell>
          <table:table-cell office:value-type="float" office:value="88700">
            <text:p>88700</text:p>
          </table:table-cell>
          <table:table-cell office:value-type="float" office:value="-2">
            <text:p>-2</text:p>
          </table:table-cell>
          <table:table-cell office:value-type="float" office:value="2460">
            <text:p>24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90">
            <text:p>90</text:p>
          </table:table-cell>
          <table:table-cell office:value-type="float" office:value="97700">
            <text:p>97700</text:p>
          </table:table-cell>
          <table:table-cell office:value-type="float" office:value="-2">
            <text:p>-2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6">
            <text:p>86</text:p>
          </table:table-cell>
          <table:table-cell office:value-type="float" office:value="106300">
            <text:p>106300</text:p>
          </table:table-cell>
          <table:table-cell office:value-type="float" office:value="-4">
            <text:p>-4</text:p>
          </table:table-cell>
          <table:table-cell office:value-type="float" office:value="1980">
            <text:p>19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4700">
            <text:p>114700</text:p>
          </table:table-cell>
          <table:table-cell office:value-type="float" office:value="-2">
            <text:p>-2</text:p>
          </table:table-cell>
          <table:table-cell office:value-type="float" office:value="2220">
            <text:p>2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2">
            <text:p>82</text:p>
          </table:table-cell>
          <table:table-cell office:value-type="float" office:value="122900">
            <text:p>122900</text:p>
          </table:table-cell>
          <table:table-cell office:value-type="float" office:value="-2">
            <text:p>-2</text:p>
          </table:table-cell>
          <table:table-cell office:value-type="float" office:value="2160">
            <text:p>2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9">
            <text:p>79</text:p>
          </table:table-cell>
          <table:table-cell office:value-type="float" office:value="130800">
            <text:p>130800</text:p>
          </table:table-cell>
          <table:table-cell office:value-type="float" office:value="-3">
            <text:p>-3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5">
            <text:p>75</text:p>
          </table:table-cell>
          <table:table-cell office:value-type="float" office:value="138300">
            <text:p>138300</text:p>
          </table:table-cell>
          <table:table-cell office:value-type="float" office:value="-4">
            <text:p>-4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5600">
            <text:p>145600</text:p>
          </table:table-cell>
          <table:table-cell office:value-type="float" office:value="-2">
            <text:p>-2</text:p>
          </table:table-cell>
          <table:table-cell office:value-type="float" office:value="1890">
            <text:p>18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2600">
            <text:p>152600</text:p>
          </table:table-cell>
          <table:table-cell office:value-type="float" office:value="-3">
            <text:p>-3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67">
            <text:p>67</text:p>
          </table:table-cell>
          <table:table-cell office:value-type="float" office:value="159300">
            <text:p>159300</text:p>
          </table:table-cell>
          <table:table-cell office:value-type="float" office:value="-3">
            <text:p>-3</text:p>
          </table:table-cell>
          <table:table-cell office:value-type="float" office:value="1560">
            <text:p>15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65">
            <text:p>65</text:p>
          </table:table-cell>
          <table:table-cell office:value-type="float" office:value="165800">
            <text:p>1658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61">
            <text:p>61</text:p>
          </table:table-cell>
          <table:table-cell office:value-type="float" office:value="171900">
            <text:p>171900</text:p>
          </table:table-cell>
          <table:table-cell office:value-type="float" office:value="-4">
            <text:p>-4</text:p>
          </table:table-cell>
          <table:table-cell office:value-type="float" office:value="1230">
            <text:p>12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8">
            <text:p>58</text:p>
          </table:table-cell>
          <table:table-cell office:value-type="float" office:value="177700">
            <text:p>177700</text:p>
          </table:table-cell>
          <table:table-cell office:value-type="float" office:value="-3">
            <text:p>-3</text:p>
          </table:table-cell>
          <table:table-cell office:value-type="float" office:value="1290">
            <text:p>12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6">
            <text:p>56</text:p>
          </table:table-cell>
          <table:table-cell office:value-type="float" office:value="183300">
            <text:p>183300</text:p>
          </table:table-cell>
          <table:table-cell office:value-type="float" office:value="-2">
            <text:p>-2</text:p>
          </table:table-cell>
          <table:table-cell office:value-type="float" office:value="1380">
            <text:p>13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88600">
            <text:p>188600</text:p>
          </table:table-cell>
          <table:table-cell office:value-type="float" office:value="-3">
            <text:p>-3</text:p>
          </table:table-cell>
          <table:table-cell office:value-type="float" office:value="1140">
            <text:p>11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9">
            <text:p>49</text:p>
          </table:table-cell>
          <table:table-cell office:value-type="float" office:value="193500">
            <text:p>193500</text:p>
          </table:table-cell>
          <table:table-cell office:value-type="float" office:value="-4">
            <text:p>-4</text:p>
          </table:table-cell>
          <table:table-cell office:value-type="float" office:value="870">
            <text:p>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6">
            <text:p>46</text:p>
          </table:table-cell>
          <table:table-cell office:value-type="float" office:value="198100">
            <text:p>198100</text:p>
          </table:table-cell>
          <table:table-cell office:value-type="float" office:value="-3">
            <text:p>-3</text:p>
          </table:table-cell>
          <table:table-cell office:value-type="float" office:value="930">
            <text:p>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2500">
            <text:p>202500</text:p>
          </table:table-cell>
          <table:table-cell office:value-type="float" office:value="-2">
            <text:p>-2</text:p>
          </table:table-cell>
          <table:table-cell office:value-type="float" office:value="1020">
            <text:p>10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1">
            <text:p>41</text:p>
          </table:table-cell>
          <table:table-cell office:value-type="float" office:value="206600">
            <text:p>206600</text:p>
          </table:table-cell>
          <table:table-cell office:value-type="float" office:value="-3">
            <text:p>-3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0500">
            <text:p>210500</text:p>
          </table:table-cell>
          <table:table-cell office:value-type="float" office:value="-2">
            <text:p>-2</text:p>
          </table:table-cell>
          <table:table-cell office:value-type="float" office:value="870">
            <text:p>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14000">
            <text:p>214000</text:p>
          </table:table-cell>
          <table:table-cell office:value-type="float" office:value="-4">
            <text:p>-4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2">
            <text:p>32</text:p>
          </table:table-cell>
          <table:table-cell office:value-type="float" office:value="217200">
            <text:p>217200</text:p>
          </table:table-cell>
          <table:table-cell office:value-type="float" office:value="-3">
            <text:p>-3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office:value-type="float" office:value="220200">
            <text:p>2202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7">
            <text:p>27</text:p>
          </table:table-cell>
          <table:table-cell office:value-type="float" office:value="222900">
            <text:p>222900</text:p>
          </table:table-cell>
          <table:table-cell office:value-type="float" office:value="-3">
            <text:p>-3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4">
            <text:p>24</text:p>
          </table:table-cell>
          <table:table-cell office:value-type="float" office:value="225300">
            <text:p>225300</text:p>
          </table:table-cell>
          <table:table-cell office:value-type="float" office:value="-3">
            <text:p>-3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1">
            <text:p>21</text:p>
          </table:table-cell>
          <table:table-cell office:value-type="float" office:value="227400">
            <text:p>2274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9">
            <text:p>19</text:p>
          </table:table-cell>
          <table:table-cell office:value-type="float" office:value="229300">
            <text:p>229300</text:p>
          </table:table-cell>
          <table:table-cell office:value-type="float" office:value="-2">
            <text:p>-2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7">
            <text:p>17</text:p>
          </table:table-cell>
          <table:table-cell office:value-type="float" office:value="231000">
            <text:p>231000</text:p>
          </table:table-cell>
          <table:table-cell office:value-type="float" office:value="-2">
            <text:p>-2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2400">
            <text:p>232400</text:p>
          </table:table-cell>
          <table:table-cell office:value-type="float" office:value="-3">
            <text:p>-3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">
            <text:p>11</text:p>
          </table:table-cell>
          <table:table-cell office:value-type="float" office:value="233500">
            <text:p>233500</text:p>
          </table:table-cell>
          <table:table-cell office:value-type="float" office:value="-3">
            <text:p>-3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8">
            <text:p>8</text:p>
          </table:table-cell>
          <table:table-cell office:value-type="float" office:value="234300">
            <text:p>234300</text:p>
          </table:table-cell>
          <table:table-cell office:value-type="float" office:value="-3">
            <text:p>-3</text:p>
          </table:table-cell>
          <table:table-cell office:value-type="float" office:value="-210">
            <text:p>-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7">
            <text:p>7</text:p>
          </table:table-cell>
          <table:table-cell office:value-type="float" office:value="235000">
            <text:p>235000</text:p>
          </table:table-cell>
          <table:table-cell office:value-type="float" office:value="-1">
            <text:p>-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office:value-type="float" office:value="235500">
            <text:p>235500</text:p>
          </table:table-cell>
          <table:table-cell office:value-type="float" office:value="-2">
            <text:p>-2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">
            <text:p>4</text:p>
          </table:table-cell>
          <table:table-cell office:value-type="float" office:value="235900">
            <text:p>235900</text:p>
          </table:table-cell>
          <table:table-cell office:value-type="float" office:value="-1">
            <text:p>-1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">
            <text:p>3</text:p>
          </table:table-cell>
          <table:table-cell office:value-type="float" office:value="236200">
            <text:p>2362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 office:value-type="float" office:value="236400">
            <text:p>2364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6500">
            <text:p>2365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6600">
            <text:p>236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6700">
            <text:p>236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6800">
            <text:p>236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6900">
            <text:p>236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6900">
            <text:p>236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700">
            <text:p>236700</text:p>
          </table:table-cell>
          <table:table-cell office:value-type="float" office:value="-2">
            <text:p>-2</text:p>
          </table:table-cell>
          <table:table-cell office:value-type="float" office:value="-360">
            <text:p>-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400">
            <text:p>2364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6000">
            <text:p>236000</text:p>
          </table:table-cell>
          <table:table-cell office:value-type="float" office:value="-1">
            <text:p>-1</text:p>
          </table:table-cell>
          <table:table-cell office:value-type="float" office:value="-270">
            <text:p>-2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5600">
            <text:p>2356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5200">
            <text:p>2352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5">
            <text:p>-5</text:p>
          </table:table-cell>
          <table:table-cell office:value-type="float" office:value="234700">
            <text:p>2347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300">
            <text:p>2343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900">
            <text:p>2339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500">
            <text:p>233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100">
            <text:p>233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2700">
            <text:p>232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2300">
            <text:p>2323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2000">
            <text:p>232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1700">
            <text:p>231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500">
            <text:p>2315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300">
            <text:p>231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500">
            <text:p>230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300">
            <text:p>230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100">
            <text:p>230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0">
            <text:p>23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200">
            <text:p>2302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300">
            <text:p>230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400">
            <text:p>230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500">
            <text:p>230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30600">
            <text:p>230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400">
            <text:p>230400</text:p>
          </table:table-cell>
          <table:table-cell office:value-type="float" office:value="-2">
            <text:p>-2</text:p>
          </table:table-cell>
          <table:table-cell office:value-type="float" office:value="-360">
            <text:p>-3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0100">
            <text:p>2301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800">
            <text:p>229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500">
            <text:p>2295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9200">
            <text:p>229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900">
            <text:p>228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8600">
            <text:p>228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8400">
            <text:p>2284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8200">
            <text:p>228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100">
            <text:p>2281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8000">
            <text:p>22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900">
            <text:p>22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800">
            <text:p>22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600">
            <text:p>227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500">
            <text:p>227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7500">
            <text:p>2275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7500">
            <text:p>227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7600">
            <text:p>2276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7700">
            <text:p>227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7800">
            <text:p>227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7900">
            <text:p>227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7900">
            <text:p>227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7800">
            <text:p>2278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7600">
            <text:p>227600</text:p>
          </table:table-cell>
          <table:table-cell office:value-type="float" office:value="-1">
            <text:p>-1</text:p>
          </table:table-cell>
          <table:table-cell office:value-type="float" office:value="-210">
            <text:p>-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300">
            <text:p>2273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7000">
            <text:p>227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700">
            <text:p>226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400">
            <text:p>226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6100">
            <text:p>226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5800">
            <text:p>225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600">
            <text:p>2256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5400">
            <text:p>225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300">
            <text:p>2253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200">
            <text:p>225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100">
            <text:p>225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000">
            <text:p>225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4900">
            <text:p>224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4800">
            <text:p>224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4700">
            <text:p>224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4700">
            <text:p>2247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4800">
            <text:p>2248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4900">
            <text:p>224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5000">
            <text:p>225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5100">
            <text:p>225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5100">
            <text:p>225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5000">
            <text:p>2250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4800">
            <text:p>224800</text:p>
          </table:table-cell>
          <table:table-cell office:value-type="float" office:value="-1">
            <text:p>-1</text:p>
          </table:table-cell>
          <table:table-cell office:value-type="float" office:value="-210">
            <text:p>-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4500">
            <text:p>2245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4100">
            <text:p>224100</text:p>
          </table:table-cell>
          <table:table-cell office:value-type="float" office:value="-1">
            <text:p>-1</text:p>
          </table:table-cell>
          <table:table-cell office:value-type="float" office:value="-270">
            <text:p>-2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3700">
            <text:p>223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3300">
            <text:p>2233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900">
            <text:p>2229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22500">
            <text:p>222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22200">
            <text:p>222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2000">
            <text:p>2220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800">
            <text:p>2218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600">
            <text:p>2216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400">
            <text:p>221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200">
            <text:p>221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1000">
            <text:p>221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800">
            <text:p>2208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600">
            <text:p>2206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500">
            <text:p>2205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400">
            <text:p>220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500">
            <text:p>2205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600">
            <text:p>220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 office:value-type="float" office:value="220800">
            <text:p>22080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 office:value-type="float" office:value="221000">
            <text:p>2210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1100">
            <text:p>2211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1100">
            <text:p>221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1100">
            <text:p>221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1000">
            <text:p>2210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900">
            <text:p>220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700">
            <text:p>220700</text:p>
          </table:table-cell>
          <table:table-cell office:value-type="float" office:value="-1">
            <text:p>-1</text:p>
          </table:table-cell>
          <table:table-cell office:value-type="float" office:value="-210">
            <text:p>-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600">
            <text:p>2206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500">
            <text:p>220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300">
            <text:p>220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200">
            <text:p>220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100">
            <text:p>220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100">
            <text:p>2201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100">
            <text:p>220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200">
            <text:p>22020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300">
            <text:p>220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400">
            <text:p>220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20500">
            <text:p>220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20500">
            <text:p>2205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1">
            <text:p>-1</text:p>
          </table:table-cell>
          <table:table-cell office:value-type="float" office:value="220400">
            <text:p>2204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20200">
            <text:p>220200</text:p>
          </table:table-cell>
          <table:table-cell office:value-type="float" office:value="-1">
            <text:p>-1</text:p>
          </table:table-cell>
          <table:table-cell office:value-type="float" office:value="-210">
            <text:p>-2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9900">
            <text:p>2199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9500">
            <text:p>219500</text:p>
          </table:table-cell>
          <table:table-cell office:value-type="float" office:value="-1">
            <text:p>-1</text:p>
          </table:table-cell>
          <table:table-cell office:value-type="float" office:value="-270">
            <text:p>-2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9100">
            <text:p>219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8700">
            <text:p>218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4">
            <text:p>-4</text:p>
          </table:table-cell>
          <table:table-cell office:value-type="float" office:value="218300">
            <text:p>2183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8000">
            <text:p>2180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3">
            <text:p>-3</text:p>
          </table:table-cell>
          <table:table-cell office:value-type="float" office:value="217700">
            <text:p>217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500">
            <text:p>2175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300">
            <text:p>217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7100">
            <text:p>217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900">
            <text:p>216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700">
            <text:p>216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-2">
            <text:p>-2</text:p>
          </table:table-cell>
          <table:table-cell office:value-type="float" office:value="216500">
            <text:p>216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 table:number-rows-repeated="104837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3:57:59</dc:date>
    <dc:creator>will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2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legend chart:legend-position="end" svg:x="15.961cm" svg:y="5.802cm" style:legend-expansion="high" chart:style-name="ch2"/>
        <chart:plot-area chart:style-name="ch3" table:cell-range-address="Kp30Ki2Kd150.B1:Kp30Ki2Kd150.C198" chart:data-source-has-labels="row" svg:x="0.805cm" svg:y="1.151cm" svg:width="14.446cm" svg:height="10.876cm">
          <chartooo:coordinate-region svg:x="1.612cm" svg:y="1.35cm" svg:width="13.359cm" svg:height="10.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p30Ki2Kd150.B2:Kp30Ki2Kd150.B198" chart:label-cell-address="Kp30Ki2Kd150.B1:Kp30Ki2Kd150.B1" chart:class="chart:scatter">
            <chart:data-point chart:repeated="197"/>
          </chart:series>
          <chart:series chart:style-name="ch7" chart:values-cell-range-address="Kp30Ki2Kd150.C2:Kp30Ki2Kd150.C198" chart:label-cell-address="Kp30Ki2Kd150.C1:Kp30Ki2Kd150.C1" chart:class="chart:scatter">
            <chart:data-point chart:repeated="1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</text:p>
                <draw:g>
                  <svg:desc>Kp30Ki2Kd150.B1:Kp30Ki2Kd150.B1</svg:desc>
                </draw:g>
              </table:table-cell>
              <table:table-cell office:value-type="string">
                <text:p>PV</text:p>
                <draw:g>
                  <svg:desc>Kp30Ki2Kd150.C1:Kp30Ki2Kd15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Kp30Ki2Kd150.B2:Kp30Ki2Kd150.B198</svg:desc>
                </draw:g>
              </table:table-cell>
              <table:table-cell office:value-type="float" office:value="23">
                <text:p>23</text:p>
                <draw:g>
                  <svg:desc>Kp30Ki2Kd150.C2:Kp30Ki2Kd150.C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">
                <text:p>1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">
                <text:p>1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">
                <text:p>1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">
                <text:p>1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">
                <text:p>1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">
                <text:p>1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">
                <text:p>12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">
                <text:p>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">
                <text:p>12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